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0000ff"/>
    </style:style>
    <style:style style:name="P79"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8" style:family="paragraph" style:parent-style-name="Text_20_body">
      <style:paragraph-properties fo:margin-left="0in" fo:margin-right="0in" fo:text-align="end" style:justify-single-word="false" fo:text-indent="0.1965in" style:auto-text-indent="false"/>
    </style:style>
    <style:style style:name="P89"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2" style:family="paragraph" style:parent-style-name="Standard">
      <style:paragraph-properties fo:margin-left="0in" fo:margin-right="0in" fo:text-align="justify" style:justify-single-word="false" fo:text-indent="0.1965in" style:auto-text-indent="false"/>
    </style:style>
    <style:style style:name="P93" style:family="paragraph" style:parent-style-name="Standard">
      <style:paragraph-properties fo:margin-left="0in" fo:margin-right="0in" fo:text-align="justify" style:justify-single-word="false" fo:text-indent="0.1965in" style:auto-text-indent="false"/>
      <style:text-properties fo:language="ru" fo:country="RU"/>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1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5" style:family="paragraph" style:parent-style-name="First_20_line_20_indent">
      <style:text-properties fo:language="ru" fo:country="RU"/>
    </style:style>
    <style:style style:name="P126" style:family="paragraph" style:parent-style-name="First_20_line_20_indent">
      <style:paragraph-properties fo:text-align="justify" style:justify-single-word="false"/>
      <style:text-properties fo:language="ru" fo:country="RU"/>
    </style:style>
    <style:style style:name="P127" style:family="paragraph" style:parent-style-name="First_20_line_20_indent">
      <style:text-properties fo:font-size="15pt" fo:language="ru" fo:country="RU" style:font-size-asian="15pt" style:font-size-complex="15pt"/>
    </style:style>
    <style:style style:name="P128" style:family="paragraph" style:parent-style-name="First_20_line_20_indent">
      <style:text-properties fo:font-size="12pt" fo:language="ru" fo:country="RU" style:font-size-asian="12pt" style:font-size-complex="12pt"/>
    </style:style>
    <style:style style:name="P129" style:family="paragraph" style:parent-style-name="First_20_line_20_indent">
      <style:text-properties fo:language="en" fo:country="US"/>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in" fo:margin-right="0in" fo:text-align="center" style:justify-single-word="false" fo:text-indent="0in" style:auto-text-indent="false"/>
    </style:style>
    <style:style style:name="P13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Footnote">
      <style:paragraph-properties fo:margin-left="0in" fo:margin-right="0in" fo:text-indent="0in" style:auto-text-indent="false"/>
      <style:text-properties fo:language="en" fo:country="US"/>
    </style:style>
    <style:style style:name="P136" style:family="paragraph" style:parent-style-name="Footnote">
      <style:text-properties fo:language="en" fo:country="US"/>
    </style:style>
    <style:style style:name="P137" style:family="paragraph" style:parent-style-name="Footnote">
      <style:text-properties fo:language="ru" fo:country="RU"/>
    </style:style>
    <style:style style:name="P138" style:family="paragraph" style:parent-style-name="Footnote">
      <style:text-properties style:use-window-font-color="true" fo:language="ru" fo:country="RU"/>
    </style:style>
    <style:style style:name="P139" style:family="paragraph" style:parent-style-name="Footnote">
      <style:text-properties fo:font-style="normal" style:font-style-asian="normal" style:font-style-complex="normal"/>
    </style:style>
    <style:style style:name="P140" style:family="paragraph" style:parent-style-name="Text_20_body">
      <style:paragraph-properties fo:margin-top="0in" fo:margin-bottom="0.0835in" loext:contextual-spacing="false" fo:text-align="justify" style:justify-single-word="false"/>
      <style:text-properties fo:language="en" fo:country="US"/>
    </style:style>
    <style:style style:name="P14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2" style:family="paragraph" style:parent-style-name="Standard">
      <style:text-properties fo:font-style="italic" style:font-style-asian="italic" style:font-style-complex="italic"/>
    </style:style>
    <style:style style:name="P143"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37fbd" officeooo:paragraph-rsid="00237fbd" fo:background-color="transparent" style:font-style-asian="normal" style:font-weight-asian="normal" style:font-style-complex="normal" style:font-weight-complex="normal"/>
    </style:style>
    <style:style style:name="P146" style:family="paragraph" style:parent-style-name="Heading_20_2">
      <style:text-properties fo:language="en" fo:country="US"/>
    </style:style>
    <style:style style:name="P147" style:family="paragraph" style:parent-style-name="Heading_20_2">
      <style:paragraph-properties fo:text-align="justify" style:justify-single-word="false"/>
    </style:style>
    <style:style style:name="P148" style:family="paragraph" style:parent-style-name="Heading_20_1">
      <style:paragraph-properties fo:margin-left="0in" fo:margin-right="0in" fo:text-align="center" style:justify-single-word="false" fo:text-indent="0.1965in" style:auto-text-indent="false"/>
    </style:style>
    <style:style style:name="P149"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language="en" fo:country="US" officeooo:rsid="002471c6"/>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background-color="transparent" loext:char-shading-value="0"/>
    </style:style>
    <style:style style:name="T46" style:family="text">
      <style:text-properties style:use-window-font-color="true" fo:language="uk" fo:country="UA" fo:font-style="normal" fo:font-weight="normal" style:font-style-asian="normal" style:font-weight-asian="normal" style:font-style-complex="normal" style:font-weight-complex="normal"/>
    </style:style>
    <style:style style:name="T47" style:family="text">
      <style:text-properties style:use-window-font-color="true" fo:font-weight="normal" style:font-weight-asian="normal" style:font-weight-complex="normal"/>
    </style:style>
    <style:style style:name="T48" style:family="text">
      <style:text-properties fo:background-color="transparent" loext:char-shading-value="0"/>
    </style:style>
    <style:style style:name="T49" style:family="text">
      <style:text-properties style:text-position="super 58%"/>
    </style:style>
    <style:style style:name="T50" style:family="text">
      <style:text-properties fo:language="fr" fo:country="FR"/>
    </style:style>
    <style:style style:name="T51" style:family="text">
      <style:text-properties fo:font-style="normal"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fo:background-color="transparent" loext:char-shading-value="0" style:font-style-asian="normal" style:font-weight-asian="normal" style:font-style-complex="normal" style:font-weight-complex="normal"/>
    </style:style>
    <style:style style:name="T54" style:family="text">
      <style:text-properties fo:font-style="normal" style:text-underline-style="none" style:font-style-asian="normal" style:font-style-complex="normal"/>
    </style:style>
    <style:style style:name="T55" style:family="text">
      <style:text-properties fo:font-weight="normal" style:font-weight-asian="normal" style:font-weight-complex="normal"/>
    </style:style>
    <style:style style:name="T56" style:family="text">
      <style:text-properties fo:font-weight="normal" fo:background-color="transparent" loext:char-shading-value="0" style:font-weight-asian="normal" style:font-weight-complex="normal"/>
    </style:style>
    <style:style style:name="T57" style:family="text">
      <style:text-properties fo:font-weight="normal" officeooo:rsid="0024ca74" fo:background-color="transparent" loext:char-shading-value="0" style:font-weight-asian="normal" style:font-weight-complex="normal"/>
    </style:style>
    <style:style style:name="T58" style:family="text">
      <style:text-properties style:text-line-through-style="solid" style:text-line-through-type="single"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style:style style:name="T74" style:family="text">
      <style:text-properties officeooo:rsid="001ff879"/>
    </style:style>
    <style:style style:name="T75" style:family="text">
      <style:text-properties officeooo:rsid="00237fbd"/>
    </style:style>
    <style:style style:name="T76" style:family="text">
      <style:text-properties officeooo:rsid="002471c6"/>
    </style:style>
    <style:style style:name="T77" style:family="text">
      <style:text-properties officeooo:rsid="0024ca74"/>
    </style:style>
    <style:style style:name="T78" style:family="text">
      <style:text-properties officeooo:rsid="00252402"/>
    </style:style>
    <style:style style:name="T79" style:family="text">
      <style:text-properties officeooo:rsid="00258735"/>
    </style:style>
    <style:style style:name="T80" style:family="text">
      <style:text-properties officeooo:rsid="0026a9fd"/>
    </style:style>
    <style:style style:name="T81" style:family="text">
      <style:text-properties officeooo:rsid="00279d57"/>
    </style:style>
    <style:style style:name="T82" style:family="text">
      <style:text-properties officeooo:rsid="0028d6b8"/>
    </style:style>
    <style:style style:name="T83" style:family="text">
      <style:text-properties officeooo:rsid="002a0141"/>
    </style:style>
    <style:style style:name="T84" style:family="text">
      <style:text-properties officeooo:rsid="002a4667"/>
    </style:style>
    <style:style style:name="T85" style:family="text">
      <style:text-properties officeooo:rsid="002a6ff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8" text:outline-level="1">Последний фанфик</text:h>
      <text:p text:style-name="P52"/>
      <text:h text:style-name="P146"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9"><text:note text:id="ftn1" text:note-class="footnote"><text:note-citation>1</text:note-citation><text:note-body><text:p text:style-name="P136">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6">Team lead —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1">RnD-</text:span><text:span text:style-name="T1">зона</text:span><text:span text:style-name="T1"><text:note text:id="ftn3" text:note-class="footnote"><text:note-citation>3</text:note-citation><text:note-body><text:p text:style-name="P136">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7"><text:span text:style-name="T11">– Нэш, к</text:span>ак называется наш проект?</text:p>
      <text:p text:style-name="P75"><text:span text:style-name="T8">– </text:span><text:span text:style-name="T55">Дайсон.</text:span></text:p>
      <text:p text:style-name="P75"><text:span text:style-name="T8">– </text:span><text:span text:style-name="T55">Сколько тебе лет?</text:span></text:p>
      <text:p text:style-name="P75"><text:span text:style-name="T8">– </text:span><text:span text:style-name="T55">Два года с начала запуска кластера.</text:span></text:p>
      <text:p text:style-name="P75"><text:span text:style-name="T8">– </text:span><text:span text:style-name="T55">Какой сейчас год?</text:span></text:p>
      <text:p text:style-name="P75"><text:span text:style-name="T8">– </text:span><text:span text:style-name="T47">20</text:span><text:span text:style-name="T34">19</text:span><text:span text:style-name="T55">-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5">«Выживание корпорации в условиях жёсткой конкуренции с ограниченными ресурсами. Случай 16».</text:p>
      <text:p text:style-name="P85">…</text:p>
      <text:p text:style-name="P85">…</text:p>
      <text:p text:style-name="P85">…</text:p>
      <text:p text:style-name="P85">Решение.</text:p>
      <text:p text:style-name="P85">…</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2">, </text:span><text:span text:style-name="T5">в некоем городе живёт брадобрей, который бреет всех людей, которые не бреются сами. Вопрос: кто бреет брадобрея</text:span><text:span text:style-name="T52">?</text:span></text:p>
      <text:p text:style-name="P31"/>
      <text:p text:style-name="P31">Вместо ответа Нексус выплюнул на консоль длинную распечатку букв и служебных символов, среди которых бросилась в глаза строка “<text:span text:style-name="T24">incompartible interface Analytics v.0.93 beta</text:span>”</text:p>
      <text:p text:style-name="P31">Ага, уже теплее.</text:p>
      <text:p text:style-name="P31"/>
      <text:p text:style-name="P75"><text:span text:style-name="T8">– Нэш</text:span><text:span text:style-name="T55">,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4">Бип-бип-бип.</text:p>
      <text:p text:style-name="P104"/>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2">***</text:p>
      <text:p text:style-name="P132"/>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6">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надоело.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6"/>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6"/>
      <text:p text:style-name="P1"><text:span text:style-name="T1">Юджин</text:span> тогда совершил глупость, большую глупость. Я ему давно го<text:span text:style-name="T48">ворил </text:span><text:span text:style-name="T2">—</text:span><text:span text:style-name="T48">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8">А у нас получается… </text:span><text:span text:style-name="T2">–</text:span><text:span text:style-name="T48">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6">AI <text:span text:style-name="T2">– </text:span><text:span text:style-name="T4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46" text:outline-level="2">2. Пробуждение</text:h>
      <text:p text:style-name="P29"/>
      <text:p text:style-name="P1"><text:span text:style-name="T31">Сознание рестартовало после того, как я гребанулся </text:span><text:span text:style-name="T48">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8">ткрыл глаза, тщётно пытаясь вдохнуть. Образ, </text:span><text:span text:style-name="T2">который я </text:span><text:span text:style-name="T48">пару мгновений назад </text:span><text:span text:style-name="T2">видел на фоне </text:span><text:span text:style-name="T48">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8"> настороженные уши, нежный розов</text:span><text:span text:style-name="T2">атый</text:span><text:span text:style-name="T48"> нос, венчающая голову </text:span><text:span text:style-name="T2">высокая тиара</text:span><text:span text:style-name="T48">. И приковывающая к себе внимание звёздочка, та самая магическая искорка </text:span><text:span text:style-name="T17">—</text:span><text:span text:style-name="T48">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8">, </text:span><text:span text:style-name="T2">а от валиума таких глюков у меня ни разу не было, да и не должно быть —это же не ЛСД какой-нибудь</text:span><text:span text:style-name="T48">.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 </text:span><text:span text:style-name="T1">Сахарная Ватка</text:span><text:span text:style-name="T50">!</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7">Спи, Сестра моя родная,<text:line-break/>Спи. Усни.<text:line-break/>Крыльями тебя укрою,<text:line-break/>Спи. Усни.</text:p><text:p text:style-name="P137"><text:tab/>В чаще тёмной волки воют,<text:line-break/>Спи. Усни.</text:p><text:p text:style-name="P137"><text:tab/>В мрачном замке духи ноют,<text:line-break/>Спи. Усни.</text:p><text:p text:style-name="P137"><text:tab/>Сказки вечность нам читает,<text:line-break/>Спи. Усни.<text:line-break/>День осенний угасает,<text:line-break/>Спи. Усни.<text:line-break/>Помни только в сне глубоком,</text:p><text:p text:style-name="P13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text:soft-page-break/>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text:soft-page-break/>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text:soft-page-break/>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oft-page-break/><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6" text:outline-level="2">3. Норф</text:h>
      <text:p text:style-name="P78"/>
      <text:p text:style-name="P21">Глава IV. Пределы магии</text:p>
      <text:p text:style-name="P18"/>
      <text:p text:style-name="P21">Вашему покорному слуге известны четыре предела магии: </text:p>
      <text:p text:style-name="P21"/>
      <text:list xml:id="list4744418449235447929" text:style-name="L1">
        <text:list-item>
          <text:p text:style-name="P14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3">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5"><text:s/>Сколько страниц сегодня нахреначили?</text:p><text:p text:style-name="P136">– <text:span text:style-name="T1">Восемь, учитель!</text:span></text:p><text:p text:style-name="P136">–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6">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6"><text:soft-page-break/><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6"> – </text:span><text:span text:style-name="T27">2135</text:span><text:span text:style-name="T26"> A.C.</text:span><text:span text:style-name="T27">»</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text:soft-page-break/></text:p>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oft-page-break/><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text:soft-page-break/>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text:soft-page-break/>–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text:soft-page-break/>–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text:soft-page-break/>–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47">Я открываю глаза.</text:p>
      <text:p text:style-name="P47"><text:soft-page-break/>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6">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text:soft-page-break/>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text:span><text:span text:style-name="T72">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text:soft-page-break/>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text:soft-page-break/>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6"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text:soft-page-break/>–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text:soft-page-break/>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text:soft-page-break/>–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text:soft-page-break/>–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text:soft-page-break/>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6" text:outline-level="2">8. Стыд</text:h>
      <text:p text:style-name="P133"/>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text:soft-page-break/>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text:soft-page-break/>–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text:soft-page-break/>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text:soft-page-break/>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8">старший. </text:span><text:span text:style-name="T2">–</text:span><text:span text:style-name="T4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1">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1"> </text:span><text:span text:style-name="T37">— обычное дело. </text:span><text:span text:style-name="T51">Хорошо, что </text:span><text:span text:style-name="T4">заместительная терапия Селестии и </text:span><text:span text:style-name="T51">ежедневные посещения каретной мастерской подняли мой тонус, изрядно посаженный сидячим образом жизни.</text:span></text:p>
      <text:p text:style-name="P1"><text:span text:style-name="T5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text:span><text:soft-page-break/><text:span text:style-name="T28">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oft-page-break/><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8">Мне печалиться не стоит</text:p><text:p text:style-name="P138">Жизнь прекрасна и полна</text:p><text:p text:style-name="P138">Телом молода, душою —</text:p><text:p text:style-name="P138">Как дракон морской мудра</text:p><text:p text:style-name="P138"/><text:p text:style-name="P138">Я видала взлёт империй,</text:p><text:p text:style-name="P138">Я жила среди легенд,</text:p><text:p text:style-name="P138">Древней магии мистерий</text:p><text:p text:style-name="P138">Я прилежнейший студент</text:p><text:p text:style-name="P138"/><text:p text:style-name="P138">Обожаема народом,</text:p><text:p text:style-name="P138">Уважаема врагом —</text:p><text:p text:style-name="P138">Но друзья остались в прошлом,</text:p><text:p text:style-name="P138">Пустота пришла в мой дом</text:p><text:p text:style-name="P138"/><text:p text:style-name="P138">Одинока и печальна,</text:p><text:p text:style-name="P138">Недоступна и строга,</text:p><text:p text:style-name="P138">Потеряла изначальный</text:p><text:p text:style-name="P138">Смысл жизни навсегда</text:p><text:p text:style-name="P138"/><text:p text:style-name="P138">Жизнь моя теперь публична,</text:p><text:p text:style-name="P138">Жизнь моя теперь для всех,</text:p><text:p text:style-name="P138">В этом — горе, в этом — счастье,</text:p><text:p text:style-name="P138">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text:soft-page-break/>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text:span><text:soft-page-break/><text:span text:style-name="T1">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oft-page-break/><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oft-page-break/><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text:soft-page-break/></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text:span><text:soft-page-break/><text:span text:style-name="T1">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5">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5">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text:soft-page-break/>–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oft-page-break/>–<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text:soft-page-break/>– А почему только тебя? А меня? А дядю-<text:span text:style-name="T5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0"/>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1">.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9"/>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1">— </text:span><text:span text:style-name="T4">зачем привлекать ненужное внимание</text:span><text:span text:style-name="T51"> к своей особе? </text:span><text:span text:style-name="T4">После всеобщего интереса кантерлотской знати к тебе, как к королевскому любимчику, тебе хочется покоя.</text:span><text:span text:style-name="T51"> Да и собраться с мыслями проще в доме, избавленном от </text:span><text:span text:style-name="T4">гостинничной </text:span><text:span text:style-name="T51">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text:soft-page-break/></text:p>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text:soft-page-break/>–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text:soft-page-break/>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text:soft-page-break/>–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text:soft-page-break/>“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text:soft-page-break/>–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text:soft-page-break/></text:p>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5">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8"/>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text:span><text:soft-page-break/><text:span text:style-name="T40">—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5"> </text:span><text:span text:style-name="T35">Видения этих городов</text:span><text:span text:style-name="T45"> дрожали, <text:s/>пересекались </text:span><text:span text:style-name="T35">и постоянно множились</text:span><text:span text:style-name="T45">.</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5">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text:soft-page-break/></text:p>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text:soft-page-break/>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8"/>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text:soft-page-break/>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text:soft-page-break/>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text:soft-page-break/>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text:soft-page-break/>–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text:soft-page-break/>–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1">—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text:soft-page-break/>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5">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text:soft-page-break/>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oft-page-break/><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text:soft-page-break/>–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oft-page-break/><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oft-page-break/><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1">– </text:span>Ты?!</text:p>
      <text:p text:style-name="P9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5"><text:span text:style-name="T11">– М</text:span>ожет, тогда ты скажешь, что в нём пошло не так и почему к вам попал я, а не сверхаликорн?</text:p>
      <text:p text:style-name="P95"><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oft-page-break/><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4">—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oft-page-break/><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5">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5">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oft-page-break/><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oft-page-break/><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5">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5">— </text:span><text:span text:style-name="T55">эт правда?</text:span></text:p>
      <text:p text:style-name="P47"><text:span text:style-name="T15">– </text:span><text:span text:style-name="T55">Какая из? Их много, вообще-то. Ик!</text:span></text:p>
      <text:p text:style-name="P47"><text:span text:style-name="T15">– </text:span><text:span text:style-name="T55">Про принцесс. Про то, что они фаэри, спустившиеся с неба во плоти, чтоб помогать пони управлять Эквестрией?</text:span></text:p>
      <text:p text:style-name="P47"><text:span text:style-name="T15">– Н</text:span><text:span text:style-name="T55">он-нон, </text:span><text:span text:style-name="T15">– </text:span><text:span text:style-name="T55">захихикала Пинки, взъерошив копытами розовые кудряшки и попытавшись соорудить из них бороду, </text:span><text:span text:style-name="T15">– </text:span><text:span text:style-name="T5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5">– </text:span><text:span text:style-name="T55">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55">Ты что-о-о! Нельзя любить фаэри! Она похитит твоё сердце, и ты будешь искать её, пока не… </text:span><text:span text:style-name="T15">– </text:span><text:span text:style-name="T55">Пинки погрузилась мордочкой в так и не съеденный салат «по-кантерлотски» и захрапела.</text:span></text:p>
      <text:p text:style-name="P47"><text:span text:style-name="T15">– </text:span><text:span text:style-name="T55">Пока не умру?</text:span></text:p>
      <text:p text:style-name="P47"><text:span text:style-name="T15">– </text:span><text:span text:style-name="T55">Нет, глупенький. </text:span><text:span text:style-name="T15">– </text:span><text:span text:style-name="T55">пробулькала Пинки из миски. </text:span><text:span text:style-name="T15">– </text:span><text:span text:style-name="T55">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text:soft-page-break/>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oft-page-break/><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6"><text:soft-page-break/>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text:soft-page-break/>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2"/>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oft-page-break/><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2">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text:soft-page-break/>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text:soft-page-break/>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oft-page-break/><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text:soft-page-break/>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text:soft-page-break/>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text:soft-page-break/>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oft-page-break/><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oft-page-break/>«<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text:soft-page-break/>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7. <text:span text:style-name="T1">Деградация</text:span></text:h>
      <text:p text:style-name="P90"/>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text:soft-page-break/>–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text:soft-page-break/>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42"/>
      <text:p text:style-name="Standard"><text:span text:style-name="T20">P.S. Мне тебя не хватает. Сильно.</text:span><text:span text:style-name="T51">»</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text:soft-page-break/>–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text:soft-page-break/>–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text:soft-page-break/></text:p>
      <text:p text:style-name="P50">«<text:span text:style-name="T58">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8">«</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8">».</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text:soft-page-break/>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text:soft-page-break/>–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text:soft-page-break/>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0"><text:soft-page-break/></text:p>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text:soft-page-break/>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text:soft-page-break/>–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text:soft-page-break/>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5">о такие… гм… заклинания. Ты </text:span><text:span text:style-name="T35">пишешь</text:span><text:span text:style-name="T45">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8">–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text:soft-page-break/>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ски <text:span text:style-name="T59">любили друг друга! И у них </text:span>был<text:span text:style-name="T59"> </text:span>офигенский <text:span text:style-name="T59">секс! </text:span>И это было круто!<text:span text:style-name="T5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КРАК!</text:p>
      <text:p text:style-name="P52">– Ой! – пегаска поспешно отдёрнула ногу. Но было поздно.</text:p>
      <text:p text:style-name="P52"><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text:soft-page-break/></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9">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oft-page-break/><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text:soft-page-break/></text:p>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oft-page-break/><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oft-page-break/><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text:soft-page-break/>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text:soft-page-break/>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oft-page-break/><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oft-page-break/><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soft-page-break/>…</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text:soft-page-break/>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5" text:note-class="footnote"><text:note-citation>15</text:note-citation><text:note-body><text:p text:style-name="P137">Тороид <text:span text:style-name="T48">–</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text:span text:style-name="T74">поней </text:span>уставились на меня.</text:p>
      <text:p text:style-name="P52"><text:soft-page-break/><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145">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text:span text:style-name="T75">края </text:span>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text:span text:style-name="T75">ТЫ ОСТАЛАСЬ ЖИВА И</text:span>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text:soft-page-break/>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text:span text:style-name="T75">ДВУНОГУЮ </text:span>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text:span text:style-name="T75">МЫ НЕ ПОВРЕДИМ ПРИМАТУ</text:span>! А ТЕПЕРЬ ЛЕВИТИРУЙ <text:span text:style-name="T75">ЕГО</text:span>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text:soft-page-break/>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text:span text:style-name="T18">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text:soft-page-break/>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oft-page-break/><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text:span text:style-name="T76">стра</text:span>.</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text:span text:style-name="T76">в прошлый раз</text:span>.</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text:soft-page-break/>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text:span text:style-name="T77">то, что </text:span>было у тебя с Сел.</text:p>
      <text:p text:style-name="P52">Я присмотрелся к ночной принцессе с подозрением. Что она знает о нас с Сел<text:span text:style-name="T77">естией</text:span>?</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7">–</text:span> Вот это вряд ли! Се<text:span text:style-name="T77">стра</text:span>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6">– Что?!! – с недоверием воскликнула Луна. – Сестра никогда не умела лечить. И сейчас не умеет </text:span><text:span text:style-name="T56">—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6">– О небо! Теперь Мы понимаем, почему она так ослабела! Как это в стиле Сестры </text:span><text:span text:style-name="T56">—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text:soft-page-break/>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6">– Заместительная терапия </text:span><text:span text:style-name="T56">— никакое не целительство, примат! «Лекарь», применяющий такую терапию, просто перетягивает на себя хвори и недуги пациента. Долго так «лечить» не получится — </text:span><text:span text:style-name="T57">угаснешь</text:span><text:span text:style-name="T56">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text:span><text:span text:style-name="T57">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6">–</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56">И вот что! Чтобы сразу определиться: когда Мы говорили про плодотворное сотрудничество, Мы не имели в виду сотрудничество в Э</text:span><text:span text:style-name="T57">ТОМ</text:span><text:span text:style-name="T56">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text:span text:style-name="T77">ий</text:span>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text:span text:style-name="T77">Та сконфузилась.</text:span></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7" text:outline-level="2"><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text:span text:style-name="T78">т</text:span>о ж такое творится-то! Ни в жисть не поверю, чтоб в Кантерлоте пустые дома были! <text:span text:style-name="T11">– </text:span>заявила Эпплджек. <text:span text:style-name="T11">– </text:span>Ещё бабуля говорила, <text:span text:style-name="T78">ш</text:span>тоб остановиться в столице, нужно жильё за месяц искать. Ну, это если у кого нет тута родственников, канешн. Или, на крайняк, фургона.</text:p>
      <text:p text:style-name="P52"><text:soft-page-break/><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text:span text:style-name="T78">Эх, </text:span>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6" text:note-class="footnote"><text:note-citation>16</text:note-citation><text:note-body><text:p text:style-name="P137">Митарианец <text:span text:style-name="T48">–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text:soft-page-break/>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text:span text:style-name="T79">Эпплджек</text:span>.</text:p>
      <text:p text:style-name="P52"><text:span text:style-name="T79">Фермерша в</text:span>ыхвати<text:span text:style-name="T79">ла</text:span> у меня из рук головной убор <text:span text:style-name="T79">и</text:span>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text:span text:style-name="T79">умничка </text:span>Твайлайт.</text:p>
      <text:p text:style-name="P52"><text:span text:style-name="T79">Остальные</text:span> пони отозвал<text:span text:style-name="T79">и</text:span>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text:span text:style-name="T79">редкую </text:span>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text:soft-page-break/>–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text:span text:style-name="T79">лись</text:span>!</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text:span text:style-name="T79">Непривычно смешно</text:span> было видеть принцессу ночи <text:span text:style-name="T79">покрасневшей и прячущей в замешательстве глаза</text:span>.</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text:span text:style-name="T79">настала очередь прятать глаза шестёрке </text:span>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text:soft-page-break/>–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text:soft-page-break/>–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text:soft-page-break/>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79"/>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text:soft-page-break/>–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text:span text:style-name="T80">Нам дают знак!</text:span></text:p>
      <text:p text:style-name="P52">– Наша принцесса! Наше солнце!</text:p>
      <text:p text:style-name="P52">– Она вернётся! <text:span text:style-name="T80">Как нам и обещала принцесса Луна!</text:span></text:p>
      <text:p text:style-name="P52">– А то! Я всем говорил! Мне никто не верил! Никто!!! <text:span text:style-name="T80">Эти смешные бунтари из Мэйнхеттена…</text:span></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text:span text:style-name="T80">многоголосого </text:span>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text:span text:style-name="T80">Казалось, все демоны ада разверзли глотки в истошном визге. </text:span>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text:span text:style-name="T81">вниз </text:span>со скалы Кантерлот<text:span text:style-name="T81">а</text:span>, абы свалить подальше от этого пиздеца.</text:p>
      <text:p text:style-name="P52"><text:soft-page-break/>Выбравшись из зелёного лабиринта, я бросился наугад сломя голову. <text:span text:style-name="T81">Внезапно</text:span>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text:span text:style-name="T82">идея </text:span>пригласить Винил Скрэтч был<text:span text:style-name="T82">а</text:span>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text:span text:style-name="T82">а</text:span>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text:soft-page-break/>–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text:span text:style-name="T82">с приторной </text:span>любезн<text:span text:style-name="T82">остью</text:span>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text:soft-page-break/>Я окинул взглядом комнату. Взор упал на гардероб у стен<text:span text:style-name="T83">ы</text:span>.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text:span text:style-name="T83">в океанариуме</text:span>, приблизив лицо к <text:span text:style-name="T83">стеклу</text:span> с золотыми рыбками <text:span text:style-name="T83">за ним</text:span>,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text:span text:style-name="T83">маленькое </text:span>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text:soft-page-break/>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text:span text:style-name="T83">обделаться</text:span>, но я решил повременить. Ноги как заводные несли меня по хорошо известному маршруту. Сброшенный одним рывком пиджак остался лежать на дороге. <text:span text:style-name="T83">За ним полетела жилетка.</text:span>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text:span text:style-name="T84">пятьсот</text:span>. Я обернулся назад и охренел окончательно.</text:p>
      <text:p text:style-name="P52">Замок.</text:p>
      <text:p text:style-name="P52"><text:span text:style-name="T83">Проклятье</text:span>,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text:span text:style-name="T83">Пиздец</text:span>…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text:soft-page-break/>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text:span text:style-name="T84">Проклятье</text:span>!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52"><text:span text:style-name="T68"/></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text:span text:style-name="T84">ренения</text:span>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text:span text:style-name="T84">Робокорн хлопал крыльями. </text:span>«Королева Лорен» отчаянно скрипела, но послушно вписывалась в повороты. К чёрту всё, ради таких моментов и стоит жить!!!</text:p>
      <text:p text:style-name="P52"><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text:span text:style-name="T84">ен</text:span> там! Робокорну, похоже, стало совсем невтерпёж. Он перестал реагировать на штурвал и ускорился.</text:p>
      <text:p text:style-name="P52">У тебя всё под контролем, Анон?!! <text:span text:style-name="T84">Проклятье</text:span>!</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text:span text:style-name="T84">фонтанируя во все стороны брызгами стекла</text:span>. Проскакав к трону мимо толпы <text:span text:style-name="T85">остолбеневших</text:span>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text:soft-page-break/>2<text:span text:style-name="T1">3</text:span>. <text:span text:style-name="T1">Летающий замок</text:span></text:h>
      <text:p text:style-name="P81"/>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text:soft-page-break/>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oft-page-break/><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6">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6">—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text:soft-page-break/>–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text:soft-page-break/>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4"/>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Громовержец» рассыпался бы?</text:p>
      <text:p text:style-name="P47"><text:soft-page-break/>–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Рэйнбоу Дэш впечатляет. Но если бы Мы могли всё предусмотреть — тут был бы совсем <text:s/>другой мир.</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7">Аликорница легонько коснулась крылом моего плеча.</text:p>
      <text:p text:style-name="P47"><text:soft-page-break/>–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oft-page-break/><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починить — о</text:span><text:span text:style-name="T59">бучение у</text:span><text:span text:style-name="T1"> Норфа не </text:span><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text:soft-page-break/>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1"/>
      <text:p text:style-name="P47">И прежде чем я успел что-либо осмыслить, из дальнего закутка моей души вырвался ответ.</text:p>
      <text:p text:style-name="P91"/>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1"/>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7"><text:soft-page-break/>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предчувствие охватило меня.</text:p>
      <text:p text:style-name="P52">– Вижу! – наконец, нарушила молчание Пинки. Она оторвалась от подзорной трубы и указала вдаль.</text:p>
      <text:p text:style-name="P52"><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2"><text:soft-page-break/>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И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2"><text:soft-page-break/>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раны.</text:p>
      <text:p text:style-name="P52">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вс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text:soft-page-break/>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text:soft-page-break/></text:p>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2">– <text:span text:style-name="T59">А ч</text:span>то случилось с кракеном?</text:p>
      <text:p text:style-name="P52">– Он провалился в <text:span text:style-name="T59">П</text:span>ровал. – отвечает пегаска и смотрит на извивающийся кус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елья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2">Прекрасно!</text:p>
      <text:p text:style-name="P52">Я спускаюсь вниз и сажусь на обломок сте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триста грёбанных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text:soft-page-break/>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тело к нам.</text:p>
      <text:p text:style-name="P3">– Дэш!!!</text:p>
      <text:p text:style-name="P3">Следующее щупальце обвивается вокруг моего пояса, но пегаска перекусывает его.</text:p>
      <text:p text:style-name="P3">– Убирайся!!! Не распускай нюни! Я не смогу тебя защити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49"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soft-page-break/>…</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 и смокинге</text:span> <text:span text:style-name="T1">жмутся</text:span> к стенке рядом.</text:p>
      <text:p text:style-name="P47">–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8">Невозможно поверить, но два месяца</text:span><text:span text:style-name="T19"> </text:span><text:span text:style-name="T48">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5">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text:soft-page-break/>…</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text:soft-page-break/>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7">…</text:p>
      <text:p text:style-name="P87">…</text:p>
      <text:p text:style-name="P87">Конфликт с узлом 5</text:p>
      <text:p text:style-name="P87">…</text:p>
      <text:p text:style-name="P87">…</text:p>
      <text:p text:style-name="P87">Конфликт с узлом 12</text:p>
      <text:p text:style-name="P87">…</text:p>
      <text:p text:style-name="P87">Конфликт с узлом 15</text:p>
      <text:p text:style-name="P87"><text:soft-page-break/>…</text:p>
      <text:p text:style-name="P87">Конфликт с узлом 17</text:p>
      <text:p text:style-name="P87">…</text:p>
      <text:p text:style-name="P87">…</text:p>
      <text:p text:style-name="P85">Решение.</text:p>
      <text:p text:style-name="P85">…</text:p>
      <text:p text:style-name="P10"/>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3">Заебись.</text:p>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oft-page-break/><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Что ж, возможно ты был неправ, Анон, и от драконикуса будет реальная польза!</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text:soft-page-break/>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49"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text:soft-page-break/>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8"><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8">–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98">– Ты его слишком… эмм, упрощаешь. – продолжала Флаттершай. – Вот, взгляни сюда.</text:p>
      <text:p text:style-name="P98">Флаттершай повернула ко мне экран. Мультяшный Дискорд с полными слёз глазами стоял на ледовом катке перед брошенными коньками.</text:p>
      <text:p text:style-name="P98"><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3">Я с удивлением повернулся к притихшей Флаттершай.</text:p>
      <text:p text:style-name="P103">– А как?</text:p>
      <text:p text:style-name="P103">Девушка обхватила себя руками, как от холода. Я еле различал её полушёпот.</text:p>
      <text:p text:style-name="P103">–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08">– А ты в курсе, что твой Дискорд многократно сжигал Селестию живьём? Хороша шутка, обхохочешься! – выпалил я.</text:p>
      <text:p text:style-name="P108">–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98"><text:span text:style-name="T11">– Это всего лишь твои домыслы. С тем же успехом я могу объяснить это тем, что он </text:span>— злой придурок!</text:p>
      <text:p text:style-name="P108">– Это не мои… эмм… домыслы… Он сам мне рассказал…</text:p>
      <text:p text:style-name="P108">Флаттершай встала со стула и попыталась уйти. Я задержал её.</text:p>
      <text:p text:style-name="P108">– Извини. Я не знал. Нам нельзя ссориться.</text:p>
      <text:p text:style-name="P98">Девушка слабо улыбнулась.</text:p>
      <text:p text:style-name="P108">– Я не сержусь… На Дискорда трудно не злиться… Он так себя ведёт, потому что его это… эмм… <text:s/>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text:soft-page-break/>пробок. Старый смартфон, вдавленный под носом, создавал чёрным экраном образ раскрытого в ругательстве рта.</text:p>
      <text:p text:style-name="P93">– Что ты решил, Анон?</text:p>
      <text:p text:style-name="P93">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oft-page-break/><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7">…</text:p>
      <text:p text:style-name="P87">Конфликт с узлом 2</text:p>
      <text:p text:style-name="P87">Конфликт с узлом 3</text:p>
      <text:p text:style-name="P87">…</text:p>
      <text:p text:style-name="P87">Конфликт с узлом 5</text:p>
      <text:p text:style-name="P87">…</text:p>
      <text:p text:style-name="P87">…</text:p>
      <text:p text:style-name="P87">Конфликт с узлом 8</text:p>
      <text:p text:style-name="P87">…</text:p>
      <text:p text:style-name="P87">…</text:p>
      <text:p text:style-name="P87">Конфликт с узлом 12</text:p>
      <text:p text:style-name="P87">Конфликт с узлом 13</text:p>
      <text:p text:style-name="P87">…</text:p>
      <text:p text:style-name="P87">Конфликт с узлом 16</text:p>
      <text:p text:style-name="P87">…</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text:soft-page-break/>–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text:soft-page-break/>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 дерьмо?</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text:soft-page-break/>–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7">Конфликт с узлом 3</text:p>
      <text:p text:style-name="P87">…</text:p>
      <text:p text:style-name="P87">Конфликт с узлом 6</text:p>
      <text:p text:style-name="P87">Конфликт с узлом 7</text:p>
      <text:p text:style-name="P87">…</text:p>
      <text:p text:style-name="P87">Конфликт с узлом 9</text:p>
      <text:p text:style-name="P87">…</text:p>
      <text:p text:style-name="P87"><text:soft-page-break/>…</text:p>
      <text:p text:style-name="P87">Конфликт с узлом 11</text:p>
      <text:p text:style-name="P87">Конфликт с узлом 12</text:p>
      <text:p text:style-name="P87">Конфликт с узлом 13</text:p>
      <text:p text:style-name="P87">…</text:p>
      <text:p text:style-name="P87">…</text:p>
      <text:p text:style-name="P87">Конфликт с узлом 16</text:p>
      <text:p text:style-name="P87">Конфликт с узлом 17</text:p>
      <text:p text:style-name="P86">…</text:p>
      <text:p text:style-name="P86">…</text:p>
      <text:p text:style-name="P86">Рассогласование центра принятия решений. Требуется вмешательство оператора.</text:p>
      <text:p text:style-name="P86">Sending heartbeats to all nodes… Zookeeper failure. Cluster going down in 3 minutes…</text:p>
      <text:p text:style-name="P86">UI module malfunction. UI module stop…</text:p>
      <text:p text:style-name="P86">Nash AI <text:span text:style-name="T11">module </text:span>malfunction. Nash AI module stop…</text:p>
      <text:p text:style-name="P86">Cluster going down in 2 minutes…</text:p>
      <text:p text:style-name="P86">Unloading dictionaries… HDFS malfunction</text:p>
      <text:p text:style-name="P86">Classloader malfunction. Classloader stop…</text:p>
      <text:p text:style-name="P86">Cluster going down in 1 minute…</text:p>
      <text:p text:style-name="P86">Kernel panic</text:p>
      <text:p text:style-name="P83"/>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text:soft-page-break/>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text:soft-page-break/>–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4">—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6">…</text:p>
      <text:p text:style-name="P86">…</text:p>
      <text:p text:style-name="P86">Cluster restarting…</text:p>
      <text:p text:style-name="P86">Zookeeper service initiated. Sending heartbeats to all nodes…</text:p>
      <text:p text:style-name="P86">Classloader start…</text:p>
      <text:p text:style-name="P86">Loading dictionaries…</text:p>
      <text:p text:style-name="P86"><text:span text:style-name="T11">Nash </text:span>AI module start…</text:p>
      <text:p text:style-name="P86">Celest AI submodule found… Acquiring…</text:p>
      <text:p text:style-name="P86">UI module start…</text:p>
      <text:p text:style-name="P86"><text:soft-page-break/>…</text:p>
      <text:p text:style-name="P84">Перегрузка кластера завершена успешно. Все узлы синхронизированы с мастер-сервером.</text:p>
      <text:p text:style-name="P83"/>
      <text:p text:style-name="P83">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ия.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Ксения? Что-то пошло не по плану? – спросила фермерша, пряча верёвки и мешок.</text:p>
      <text:p text:style-name="P12"><text:soft-page-break/>Я вскочил на водительское место «Навары» и завёл двигатель.</text:p>
      <text:p text:style-name="P12">– Меняем план! Ксения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1"/>
      <text:p text:style-name="P49">…</text:p>
      <text:p text:style-name="P49"/>
      <text:p text:style-name="P49"><text:soft-page-break/>…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text:soft-page-break/>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99"><text:span text:style-name="T11">– Анон…</text:span><text:span text:style-name="T1"> Тут окно разбито… И верёвка висит. – пискнула Флаттершай из кухни.</text:span></text:p>
      <text:p text:style-name="P97"><text:span text:style-name="T11">– </text:span><text:span text:style-name="T1">Оставь, Флатти, не сейчас! – отмахнулся я.</text:span></text:p>
      <text:p text:style-name="P98">Эпплджек стояла посреди комнаты и оглядывалась.</text:p>
      <text:p text:style-name="P108">– Не нравится мне тут. Чуйка нехорошая…</text:p>
      <text:p text:style-name="P98"><text:soft-page-break/>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7"><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08">– Привет, Сел.</text:p>
      <text:p text:style-name="P140">Аликорница всполошилась и спрятала <text:span text:style-name="T1">пирожное</text:span> за спину.</text:p>
      <text:p text:style-name="P108">– Ах, это ты, Анон. Какое счастье! Ты снова с нами!</text:p>
      <text:p text:style-name="P108">– Нет, Сел. Это ты с нами. <text:span text:style-name="T1">Я пришёл забрать тебя назад, в Эквестрию. Через четверть часа ты вернёшься домой.</text:span></text:p>
      <text:p text:style-name="P98"><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8"><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8"/>
      <text:h text:style-name="P146" text:outline-level="2">2<text:span text:style-name="T1">9</text:span>. Отбытие</text:h>
      <text:p text:style-name="P111"/>
      <text:p text:style-name="P98"><text:span text:style-name="T11">– </text:span>Оп-па! – пробормотала Эпплджек. – Нежданчик!</text:p>
      <text:p text:style-name="P98">Дискорд дурашливо кивнул Эпплджек.</text:p>
      <text:p text:style-name="P108">– И я рад тебя видеть, дорогая Эппл-как-тебя-там! А где моя любимая Флаттершай?</text:p>
      <text:p text:style-name="P108">Окинув взглядом комнату, Дискорд закапризничал:</text:p>
      <text:p text:style-name="P108">– Где же она? Вот вечно вы тормозите, когда надо торопиться!</text:p>
      <text:p text:style-name="P98"><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08">– С кем это вы тут разговариваете?</text:p>
      <text:p text:style-name="P108">В комнату вошла Флаттершай.</text:p>
      <text:p text:style-name="P98">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5">– Эй-Джей, Флатти, хватайте комп и на выход! Я с ним разберусь! Не теряйте вре..!</text:p>
      <text:p text:style-name="P125">– ТЫ ИДИО..!!!</text:p>
      <text:p text:style-name="P125">Дискорд <text:s/>заорал одновременно со мной, прикрываясь от меня руками, когда раздался оглушительный</text:p>
      <text:p text:style-name="P125">… </text:p>
      <text:p text:style-name="P127">БАХ!!!</text:p>
      <text:p text:style-name="P128">…</text:p>
      <text:p text:style-name="P125"><text:soft-page-break/>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8">На лице драконикуса появилось удивлённо-мечтательное выражение и он вырубился.</text:p>
      <text:p text:style-name="P108"/>
      <text:p text:style-name="P108">…</text:p>
      <text:p text:style-name="P108"/>
      <text:p text:style-name="P108">– <text:span text:style-name="T1">А… Анон… Зачем ты напал на Дискорда? </text:span>– <text:span text:style-name="T1">прошептала Флаттершай в шоке.</text:span></text:p>
      <text:p text:style-name="P108"><text:span text:style-name="T1">– Долго объяснять! </text:span>– <text:span text:style-name="T1">я ещё раз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9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98">Я раздражённо повернулся к фермерше.</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 А зачем тогда ты приложила его книгой? А потом помогла мне его связать? – перебил я фермершу с удивлением.</text:p>
      <text:p text:style-name="P98">Драконикус с натугой наклонил голову к лапе, привязанной к подлокотнику,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Я схватил ноутбук, сгрёб девушек в охапку и вытолкал их в коридор. В дверях я обернулся к Дискорду.</text:p>
      <text:p text:style-name="P118"><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pan text:style-name="T11">– Нет! Дискорд </text:span>— не убийца!!!</text:p>
      <text:p text:style-name="P118">С необычной для неё силой Флаттершай вытащила кляп изо рта драконикуса.</text:p>
      <text:p text:style-name="P118"><text:soft-page-break/><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1">– Р</text:span>ассказывай.</text:p>
      <text:p text:style-name="P118">Дискорд немного успокоился.</text:p>
      <text:p text:style-name="P118"><text:s/><text:span text:style-name="T11">– </text:span>Вообще-то, от тебя следовало бы избавиться, Проводник. Не знаю, что ты там разведал в <text:span text:style-name="T26">Большом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8"><text:span text:style-name="T11">– </text:span>А кто тогда насылал на нас этих уродов с рисованными рожами? Кто пытался убить меня раз за разом?</text:p>
      <text:p text:style-name="P118">У драконикуса глаза полезли на лоб.</text:p>
      <text:p text:style-name="P118"><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26">словно кот с мышью</text:span>?</text:p>
      <text:p text:style-name="P118"><text:span text:style-name="T11">– </text:span>Анон! <text:span text:style-name="T11">– </text:span>крикнула Эпплджек из прихожей. <text:span text:style-name="T11">– </text:span>Я слышу шум за дверью!</text:p>
      <text:p text:style-name="P118">Практически одновременно раздался звонок.</text:p>
      <text:p text:style-name="P121">– ОТКРОЙТЕ, ПОЛИЦИЯ! Вам даётся полминуты, чтобы открыть дверь! Через тридцать секунд дверь будет выбита!</text:p>
      <text:p text:style-name="P121"/>
      <text:p text:style-name="P121">Эпплджек ошалело выскочила из прихожей. Несколько мгновений я молча смотрел на неё. В голове свистел ветер и играла дудочка.</text:p>
      <text:p text:style-name="P121">– На крышу, живо!!! Через окно на кухне! – зашипел Дискорд.</text:p>
      <text:p text:style-name="P121">– Что? – ступил я.</text:p>
      <text:p text:style-name="P118"><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узлы, пытаясь освободиться.</text:span></text:p>
      <text:p text:style-name="P121">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text:soft-page-break/>Верёвка в кухонном окне дёргалась под весом карабкающихся девушек. Я словил её и стал на подоконник.</text:p>
      <text:p text:style-name="P118">Блё-о-о!</text:p>
      <text:p text:style-name="P118">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18">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18">Я задрал голову.</text:p>
      <text:p text:style-name="P118">О! Так уже легче! Надо мной всего лишь два этажа. Десять метров верёвки. Если не смотреть вниз, то…</text:p>
      <text:p text:style-name="P120">«…<text:span text:style-name="T26">Будь храбр. Будь стоек. Будь силён. Что бы ни случилось, помни: Эквестрия с тобой. Эквестрия в тебе. Навсегда. И всегда…»</text:span></text:p>
      <text:p text:style-name="P118">Я вытер ладони о штаны, ухватил канат и сделал шаг вперёд… </text:p>
      <text:p text:style-name="P118">…</text:p>
      <text:p text:style-name="P118">Святые яйца, Анон, ты действительно сделал ЭТО!</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text:soft-page-break/>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1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 счастью, фермерша не разжала ног.</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 ДА НУ ЕГО НАХУЙ — ТАКОЙ АЛЬПИНИЗ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Я открыл глаза.</text:p>
      <text:p text:style-name="P118">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18">Я чуть поднял глаза и уставился в кривую морду драконикус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text:soft-page-break/>…</text:p>
      <text:p text:style-name="P118">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18">…ограда края крыши промелькнула под нами…</text:p>
      <text:p text:style-name="P118"><text:span text:style-name="T11">– …</text:span>собственно, держаться в воздухе дольше у меня не хватит магии…</text:p>
      <text:p text:style-name="P118"/>
      <text:p text:style-name="P118">Мы летели навстречу закату.</text:p>
      <text:p text:style-name="P118"/>
      <text:p text:style-name="P118">…</text:p>
      <text:p text:style-name="P118"/>
      <text:p text:style-name="P118">От ритмичных взмахов крыльев нас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18"><text:span text:style-name="T11">–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 Пристегните ремни! – проревел Дискорд, резко ускоряясь. – Будет весело!!!</text:p>
      <text:p text:style-name="P118">Эпплджек покрепче прижала к себе ноутбук. Флаттершай прижалась к шее Дискорда, отвернулась и закрыла глаза.</text:p>
      <text:p text:style-name="P118">– ВНИМАНИЕ!!! – заорал Дискорд, сложил крылья и влетел в коридор.</text:p>
      <text:p text:style-name="P118"/>
      <text:p text:style-name="P119">***</text:p>
      <text:p text:style-name="P118"/>
      <text:p text:style-name="P118">Бля!!!</text:p>
      <text:h text:style-name="Heading_20_2" text:outline-level="2"/>
      <text:h text:style-name="Heading_20_2" text:outline-level="2"><text:span text:style-name="T1">30</text:span>. Разговор за столиком в <text:span text:style-name="T1">ночи</text:span></text:h>
      <text:p text:style-name="P129"/>
      <text:p text:style-name="P131">Мы почти успели.</text:p>
      <text:p text:style-name="P12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6"><text:soft-page-break/>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6">«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6">ХА-ХА-ХА!</text:p>
      <text:p text:style-name="P126">Прямо как сейчас. Как говорится, найди десять отличий.</text:p>
      <text:p text:style-name="P126">Вот только… Только Дэш была бы жива…</text:p>
      <text:p text:style-name="P130">Я тяжело вздохнул.</text:p>
      <text:p text:style-name="P130"/>
      <text:p text:style-name="P130">…</text:p>
      <text:p text:style-name="P130"/>
      <text:p text:style-name="P13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oft-page-break/><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5">.</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я!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oft-page-break/><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text:span text:style-name="T11">– </text:span>Нет никакого мира-вампира. Мир людей не виноват. <text:span text:style-name="T11">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брони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3"><text:soft-page-break/><text:span text:style-name="T52">– </text:span>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0">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8">Я запротестовал.</text:p>
      <text:p text:style-name="P100">– В Эквестрии не двигают солнце! Аликорны лишь корректируют орбиту Эквуса и луны вокруг него, хотя все уверены в обратном.</text:p>
      <text:p text:style-name="P100">Анакорн улыбнулся во всю морду.</text:p>
      <text:p text:style-name="P100">– Значит, ты уже помогаешь мне, Проводник, даже сам того не осознавая! Я рад!</text:p>
      <text:p text:style-name="P98">Демиург снова отпил из стакана и продолжил.</text:p>
      <text:p text:style-name="P100"/>
      <text:p text:style-name="P100">–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0">–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пожаловался я.</text:p>
      <text:p text:style-name="P100">Анакорн только развёл копытами.</text:p>
      <text:p text:style-name="P100">– Не знаю. Может, ему фунты и ярды больше нравятся.</text:p>
      <text:p text:style-name="P100">– Ты так говоришь, будто у Эквуса есть свой собственный разум. – заметил я.</text:p>
      <text:p text:style-name="P100">Анакорн усмехнулся.</text:p>
      <text:p text:style-name="P100"><text:soft-page-break/>–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98">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0"/>
      <text:p text:style-name="P9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Анакорн мрачно уставился на мерцающую голограмму Эквуса<text:span text:style-name="T26">. Ко мне наконец-то пришло понимание ситуации.</text:span></text:p>
      <text:p text:style-name="P103">–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42">– К сожалению, не </text:span><text:span text:style-name="T46">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17" text:note-class="footnote"><text:note-citation>17</text:note-citation><text:note-body><text:p text:style-name="P13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3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98">–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45">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
      <text:p text:style-name="P98">Анакорн прижал одним копытом центр карандаша к столу и ударил по его кончику другим. Карандаш стал вертеться своеобразной юлой.</text:p>
      <text:p text:style-name="P98"/>
      <text:p text:style-name="P98">–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8"><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0"><text:soft-page-break/></text:p>
      <text:p text:style-name="P98">Я вспомнил события последнего времени<text:span text:style-name="T11">.</text:span></text:p>
      <text:p text:style-name="P98">–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98">Анакорн с такой силой надавил копытом на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98">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0">–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0">Я развёл руками.</text:p>
      <text:p text:style-name="P100">–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0">Анакорн улыбнулся и вскочил с пуфика.</text:p>
      <text:p text:style-name="P98"><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3">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3"/>
      <text:p text:style-name="P103">Я скептически хмыкнул.</text:p>
      <text:p text:style-name="P103">–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3">Анакорн поправил невесть откуда взявшиеся на переносице очки и ответил.</text:p>
      <text:p text:style-name="P98"><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3">Я задумался. На самом деле, интересная логическая задача…</text:p>
      <text:p text:style-name="P100">–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3"><text:soft-page-break/>– А кьютимарки ты сам даришь пони, когда распознаёшь их жизненное предназначение!!! – так же азартно заорал я.</text:p>
      <text:p text:style-name="P103">– ЧТООО?!! Может, ты думаешь, мне больше заняться нечем, как лепить пони тату на фланки? Так я тебя разочарую! У меня и без того три миллиона дел!</text:p>
      <text:p text:style-name="P103">Я пожал плечами.</text:p>
      <text:p text:style-name="P103">– А по-другому я не могу объяснить их появление. К сожалению.</text:p>
      <text:p text:style-name="P103">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3">– Хорошо. Уговорил. Кьютимарки беру на себя. Так и знал, что мне самое трудное достанется!</text:p>
      <text:p text:style-name="P103">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на меня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голограмме снизился на порядок и сама она стала светиться ровным голубоватым светом.</text:p>
      <text:p text:style-name="P103">–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3">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3">– Почему бы не сделать главной каноническую Эквестрию? Ту, что описана в мультике?</text:p>
      <text:p text:style-name="P103">– Учти<text:span text:style-name="T48">,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3">—</text:span><text:span text:style-name="T48"> точнее, дерево схожих миров Эквуса </text:span><text:span text:style-name="T53">—</text:span><text:span text:style-name="T48"> создали брони. Разумеется, стержнем им послужил именно сериал, но каждый фанфик </text:span><text:span text:style-name="T53">—</text:span><text:span text:style-name="T48">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4"/>
      <text:p text:style-name="P103">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4"/>
      <text:p text:style-name="P10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Разные фанфики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4"/>
      <text:p text:style-name="P103">Анакорн аж подпрыгнул на месте от восторга и стал мне аплодировать.</text:p>
      <text:p text:style-name="P104"><text:soft-page-break/></text:p>
      <text:p text:style-name="P103"><text:span text:style-name="T48">– Наконец-то я вижу свет в конце тоннеля! Как это не пришло мне в голову! Ты всё отлично увязал! Всё сходится! Более того </text:span><text:span text:style-name="T53">—</text:span><text:span text:style-name="T48"> Анакорн заговорщически подмигнул мне </text:span><text:span text:style-name="T53">—</text:span><text:span text:style-name="T48">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3">— и первой реальной историей в Объединённом Континууме Эквуса</text:span><text:span text:style-name="T48">!</text:span></text:p>
      <text:p text:style-name="P104">Я подозрительно посмотрел на Анакорна.</text:p>
      <text:p text:style-name="P103"><text:span text:style-name="T17">– </text:span><text:span text:style-name="T48">Какой ещё, нафиг, «мой фанфик»? Я никакого фанфика не писал. И не собираюсь.</text:span></text:p>
      <text:p text:style-name="P104">Анакорн ехидно ухмыльнулся и сделал мне «глазки».</text:p>
      <text:p text:style-name="P103"><text:span text:style-name="T17">– </text:span><text:span text:style-name="T48">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4"/>
      <text:p text:style-name="P104">Я растерялся.</text:p>
      <text:p text:style-name="P103"><text:span text:style-name="T11">– </text:span>Эээ… Тут я тебе точно не помощник. Никогда не писал ничего сложнее технической документации к программам. Да и то, старался эту бодягу скинуть на новичков.</text:p>
      <text:p text:style-name="P103"><text:span text:style-name="T11">– </text:span>Пиши, как есть. <text:span text:style-name="T11">– </text:span>развёл копытами Анакорн. <text:span text:style-name="T11">– </text:span>Авось сгодится. Я писать точно не буду <text:span text:style-name="T53">— ты меня с кьютимарками уже пригрузил на ближайшие тысячи лет.</text:span></text:p>
      <text:p text:style-name="P103">…</text:p>
      <text:p text:style-name="P103">Факн щит<text:note text:id="ftn18" text:note-class="footnote"><text:note-citation>18</text:note-citation><text:note-body><text:p text:style-name="P136">Fucking shit — <text:span text:style-name="T1">ёбаное дерьмо</text:span></text:p></text:note-body></text:note>!..</text:p>
      <text:p text:style-name="P103">…</text:p>
      <text:p text:style-name="P103">Ну а что мне остаётся? Я фейспамнул.</text:p>
      <text:p text:style-name="P103"/>
      <text:p text:style-name="P103"><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3">Анакорн насупился и спрятал карандаш в гриву.</text:p>
      <text:p text:style-name="P103"><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3"/>
      <text:p text:style-name="P103">Вот тебе и помахала Эквестрия ручкой, Анон!</text:p>
      <text:p text:style-name="P103"/>
      <text:p text:style-name="P10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3"><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2"/>
      <text:p text:style-name="P102">–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к себе обратно проходил?</text:p>
      <text:p text:style-name="P9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
      <text:p text:style-name="P9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9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8">–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98">–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Теперь — об оплате.</text:p>
      <text:p text:style-name="P98"/>
      <text:p text:style-name="P98">Анакорн наклонился ко мне через стол и подмигнул.</text:p>
      <text:p text:style-name="P98"/>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text:soft-page-break/></text:p>
      <text:p text:style-name="P9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3"/>
      <text:p text:style-name="P103">– Верни Дэш!!!</text:p>
      <text:p text:style-name="P103"/>
      <text:p text:style-name="P103">Копыта Анакорна разъехались и он впечатался мордой в стол.</text:p>
      <text:p text:style-name="P103">– Э-э-э… м-м-м… ну-у-у… Перо мне в зад!.. Нельзя сказать, что это совсем невыполнимо… Но, прямо скажу, задачка не для студента!</text:p>
      <text:p text:style-name="P103">Глаза демиурга бегали, как у застуканного в трамвае безбилетника.</text:p>
      <text:p text:style-name="P103">– А ты студент?</text:p>
      <text:p text:style-name="P103">–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3">– Другое просить не будешь? – сухо переспросил Анакорн. – Учти, время уходит. То, что я вижу в качестве решения, мне не нравится.</text:p>
      <text:p text:style-name="P103">– Нет! – отрезал я.</text:p>
      <text:p text:style-name="P103">–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3">– Что? Ты о чём?</text:p>
      <text:p text:style-name="P103">–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3">Есть только маленькая проблемка…</text:p>
      <text:p text:style-name="P103"/>
      <text:p text:style-name="P103">Анакорн скривился и отвёл глаза.</text:p>
      <text:p text:style-name="P103">– Какая?</text:p>
      <text:p text:style-name="P10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5">не знаю даже я. Говорят, это офигенно паршиво, намного хуже смерти. </text:span>Мне очень жаль. Тебе ещё не поздно выбрать что-нибудь другое.</text:p>
      <text:p text:style-name="P103">Я вздохнул. Слишком много философии на мою голову!</text:p>
      <text:p text:style-name="P103">– Делай, как я сказал! А я сделаю своё.</text:p>
      <text:p text:style-name="P103"/>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 Ты ещё увидишь пару-тройку снов на прощание. Это мой подарок тебе. Удачи!</text:p>
      <text:p text:style-name="P98"/>
      <text:p text:style-name="P109"><text:soft-page-break/>~~~</text:p>
      <text:p text:style-name="P104"/>
      <text:p text:style-name="P104">– Здравствуй, Анон. – Селестия стояла передо мной без привычных взгляду властных регалий. – Я хочу поблагодарить тебя за всё.</text:p>
      <text:p text:style-name="P104">– Привет, Сел. Я рад, что с тобой всё в порядке.</text:p>
      <text:p text:style-name="P104">Аликорница стояла передо мной в сияющем ореоле гривы. Потом она нерешительно сделала шаг навстречу.</text:p>
      <text:p text:style-name="P104">–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4">Я устало рассмеялся.</text:p>
      <text:p text:style-name="P104">– Сел, я завязал с конеёбством. Извини.</text:p>
      <text:p text:style-name="P104">Аликорница приблизилась ко мне ещё на шаг. Её губы почти касались моих. Я снова, как и каждый раз до этого, утонул в её взгляде бездонных сиреневых глаз.</text:p>
      <text:p text:style-name="P104">– В другое время, в другом месте, Анон! В другое время, в другом месте!</text:p>
      <text:p text:style-name="P104"/>
      <text:p text:style-name="P107">~~~</text:p>
      <text:p text:style-name="P107"/>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1">– Ты таки выучила современный стиль? Не парься, принцесса, я давно забыл тот эпизод. Вдобавок, именно ты отправила меня тогда прямиком к Большому Откровению.</text:p>
      <text:p text:style-name="P101">Тёмная аликорница тяжело вздохнула.</text:p>
      <text:p text:style-name="P101">–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1">Аликорница подняла копыто и прижала его к моей груди.</text:p>
      <text:p text:style-name="P101">–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98"/>
      <text:p text:style-name="P107">~~~</text:p>
      <text:p text:style-name="P108"/>
      <text:p text:style-name="P101">– Думал от меня в другой реальности спрятаться?!</text:p>
      <text:p text:style-name="P101">Передо мной возникла хмурая морда Дискорда.</text:p>
      <text:p text:style-name="P101">–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1">Так что, Проводничёк, мы ещё встретимся! В другое время и в другом месте! Жди! В другое время, в другом месте!!!</text:p>
      <text:p text:style-name="P105"/>
      <text:p text:style-name="P106">~~~</text:p>
      <text:p text:style-name="P98"/>
      <text:p text:style-name="P101"><text:soft-page-break/>– Анон?</text:p>
      <text:p text:style-name="P101">– Дэш?!!</text:p>
      <text:p text:style-name="P101">– Эмм… Ты мне снишься?</text:p>
      <text:p text:style-name="P101">– Нет, Дэш, это ты мне снишься.</text:p>
      <text:p text:style-name="P101">–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1">–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1">Пегаска почесала в затылке со смущением.</text:p>
      <text:p text:style-name="P101">– Да? Правда? Ну, офигеть! Что-то я такого не помню совсем. А ты как?</text:p>
      <text:p text:style-name="P97"><text:span text:style-name="T30">– Я в порядке. Вот, возвращаюсь </text:span>в свой мир. Ну, не совсем <text:span text:style-name="T1">в свой</text:span>. Почти.</text:p>
      <text:p text:style-name="P97"><text:span text:style-name="T1">–</text:span> Навсегда? <text:span text:style-name="T1">Ты не вернёшься?</text:span></text:p>
      <text:p text:style-name="P97"><text:span text:style-name="T1">–</text:span> Скорее всего, да.</text:p>
      <text:p text:style-name="P97"><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98">В голосе пегаски слышались слёзы.</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7"><text:span text:style-name="T1">–</text:span> И тебя, и Твайлайт, и <text:span text:style-name="T1">Пинки</text:span>, и <text:span text:style-name="T1">Эпплджек</text:span>, и всех-всех-всех… Таковы правила.</text:p>
      <text:p text:style-name="P97"><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7">Я опустил руку на шею <text:span text:style-name="T1">пегаски</text:span> и ощутил теплоту и лёгкое покалывание в пустоте.</text:p>
      <text:p text:style-name="P97"><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2"/>
      <text:h text:style-name="Heading_20_2" text:outline-level="2">Эпилог. Земля</text:h>
      <text:p text:style-name="P110"/>
      <text:p text:style-name="P116"><text:soft-page-break/>Звон будильника чуть не проломил башку. Я открыл глаза. </text:p>
      <text:p text:style-name="P117"><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text:span text:style-name="T1">Я нашарил ногами тапки и пошёл в ванную. Проходя мимо стола, зацепился взглядом за</text:span> эскиз <text:span text:style-name="T1">рисунка</text:span>.</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2">Для того, чтобы выдавить остатки пасты на щётку, пришлось затратить серьёзные усилия.</text:p>
      <text:p text:style-name="P113">Ага, и купить туалетной бумаги. Иначе уже вечером придётся использовать рекламки, что кидают в почтовый ящик. А они, блин, глянцевые!</text:p>
      <text:p text:style-name="P115">Мысли вернулись к фантазии.</text:p>
      <text:p text:style-name="P113">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2">Попытка притронуться щёткой к зубу вызвала ноющую боль. </text:p>
      <text:p text:style-name="P114">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2">Доставая из стола ключи от машины, опять наткнулся взглядом на эскиз.</text:p>
      <text:p text:style-name="P114">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4">А вот, кстати… А почему бы и нет? Хорошее ведь название? И интригующее — сразу сесть за клавиатуру захотелось.</text:p>
      <text:p text:style-name="P114">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7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8-23T19:23:22.630391893</dc:date>
    <meta:editing-duration>P145DT15H58M57S</meta:editing-duration>
    <meta:editing-cycles>9145</meta:editing-cycles>
    <meta:generator>LibreOffice/5.1.6.2$Linux_X86_64 LibreOffice_project/10m0$Build-2</meta:generator>
    <meta:printed-by>макс </meta:printed-by>
    <meta:print-date>2017-07-30T17:54:58.23</meta:print-date>
    <meta:document-statistic meta:table-count="0" meta:image-count="0" meta:object-count="0" meta:page-count="230" meta:paragraph-count="4732" meta:word-count="100714" meta:character-count="667288" meta:non-whitespace-character-count="566799"/>
  </office:meta>
</office:document-meta>
</file>